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use-window-font-color="true" loext:opacity="0%" fo:background-color="transparent"/>
    </style:style>
    <style:style style:name="P2" style:family="paragraph" style:parent-style-name="Standard">
      <style:text-properties style:use-window-font-color="true" loext:opacity="0%" officeooo:paragraph-rsid="000cba07" fo:background-color="transparent"/>
    </style:style>
    <style:style style:name="P3" style:family="paragraph" style:parent-style-name="Standard">
      <style:text-properties style:use-window-font-color="true" loext:opacity="0%" style:font-name="Arial" fo:font-size="12pt" fo:background-color="transparent" style:font-size-asian="12pt" style:font-name-complex="Arial1" style:font-size-complex="12pt"/>
    </style:style>
    <style:style style:name="P4" style:family="paragraph" style:parent-style-name="Standard">
      <style:text-properties style:use-window-font-color="true" loext:opacity="0%" style:font-name="Arial" fo:font-size="12pt" officeooo:paragraph-rsid="000ebbdf" fo:background-color="transparent" style:font-size-asian="12pt" style:font-name-complex="Arial1" style:font-size-complex="12pt"/>
    </style:style>
    <style:style style:name="P5" style:family="paragraph" style:parent-style-name="Standard">
      <style:text-properties style:use-window-font-color="true" loext:opacity="0%" style:font-name="Arial" fo:font-size="12pt" officeooo:rsid="000ebbdf" officeooo:paragraph-rsid="000ebbdf" fo:background-color="transparent" style:font-size-asian="12pt" style:font-name-complex="Arial1" style:font-size-complex="12pt"/>
    </style:style>
    <style:style style:name="P6" style:family="paragraph" style:parent-style-name="Standard">
      <style:text-properties style:use-window-font-color="true" loext:opacity="0%" style:font-name="Arial" fo:font-size="12pt" officeooo:rsid="00117029" officeooo:paragraph-rsid="000ebbdf" fo:background-color="transparent" style:font-size-asian="12pt" style:font-name-complex="Arial1" style:font-size-complex="12pt"/>
    </style:style>
    <style:style style:name="P7" style:family="paragraph" style:parent-style-name="Standard">
      <style:text-properties style:use-window-font-color="true" loext:opacity="0%" style:font-name="Arial" fo:font-size="12pt" officeooo:rsid="00117029" officeooo:paragraph-rsid="00117029" fo:background-color="transparent" style:font-size-asian="12pt" style:font-name-complex="Arial1" style:font-size-complex="12pt"/>
    </style:style>
    <style:style style:name="P8" style:family="paragraph" style:parent-style-name="Standard" style:list-style-name="L1">
      <style:text-properties style:use-window-font-color="true" loext:opacity="0%" style:font-name="Arial" fo:font-size="12pt" officeooo:rsid="00117029" officeooo:paragraph-rsid="00117029" fo:background-color="transparent" style:font-size-asian="12pt" style:font-name-complex="Arial1" style:font-size-complex="12pt"/>
    </style:style>
    <style:style style:name="P9" style:family="paragraph" style:parent-style-name="Standard">
      <style:text-properties style:use-window-font-color="true" loext:opacity="0%" style:font-name="Arial" fo:font-size="12pt" style:text-underline-style="solid" style:text-underline-width="auto" style:text-underline-color="font-color" officeooo:rsid="001442a5" officeooo:paragraph-rsid="001442a5" fo:background-color="transparent" style:font-size-asian="12pt" style:font-name-complex="Arial1" style:font-size-complex="12pt"/>
    </style:style>
    <style:style style:name="P10" style:family="paragraph" style:parent-style-name="Standard" style:list-style-name="L2">
      <style:text-properties style:use-window-font-color="true" loext:opacity="0%" style:font-name="Arial" fo:font-size="12pt" officeooo:rsid="001442a5" officeooo:paragraph-rsid="001442a5" fo:background-color="transparent" style:font-size-asian="12pt" style:font-name-complex="Arial1" style:font-size-complex="12pt"/>
    </style:style>
    <style:style style:name="P11" style:family="paragraph" style:parent-style-name="Standard" style:list-style-name="L3">
      <style:text-properties style:use-window-font-color="true" loext:opacity="0%" style:font-name="Arial" fo:font-size="12pt" officeooo:rsid="00152945" officeooo:paragraph-rsid="00152945" fo:background-color="transparent" style:font-size-asian="12pt" style:font-name-complex="Arial1" style:font-size-complex="12pt"/>
    </style:style>
    <style:style style:name="P12" style:family="paragraph" style:parent-style-name="Standard" style:list-style-name="L4">
      <style:text-properties style:use-window-font-color="true" loext:opacity="0%" style:font-name="Arial" fo:font-size="12pt" officeooo:rsid="00152945" officeooo:paragraph-rsid="00158ec3" fo:background-color="transparent" style:font-size-asian="12pt" style:font-name-complex="Arial1" style:font-size-complex="12pt"/>
    </style:style>
    <style:style style:name="P13" style:family="paragraph" style:parent-style-name="Standard" style:list-style-name="L5">
      <style:text-properties style:use-window-font-color="true" loext:opacity="0%" style:font-name="Arial" fo:font-size="12pt" officeooo:rsid="00158ec3" officeooo:paragraph-rsid="00158ec3" fo:background-color="transparent" style:font-size-asian="12pt" style:font-name-complex="Arial1" style:font-size-complex="12pt"/>
    </style:style>
    <style:style style:name="T1" style:family="text">
      <style:text-properties style:font-name="Arial" fo:font-size="16pt" style:font-size-asian="16pt" style:font-name-complex="Arial1" style:font-size-complex="16pt"/>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style:text-underline-style="solid" style:text-underline-width="auto" style:text-underline-color="font-color" fo:font-weight="normal" style:font-size-asian="12pt" style:font-weight-asian="normal" style:font-name-complex="Arial1" style:font-size-complex="12pt" style:font-weight-complex="normal"/>
    </style:style>
    <style:style style:name="T4" style:family="text">
      <style:text-properties style:font-name="Arial" fo:font-size="12pt" style:text-underline-style="solid" style:text-underline-width="auto" style:text-underline-color="font-color" style:font-size-asian="12pt"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fo:font-weight="normal" style:font-size-asian="12pt" style:font-weight-asian="normal" style:font-name-complex="Arial1" style:font-size-complex="12pt" style:font-weight-complex="normal"/>
    </style:style>
    <style:style style:name="T7" style:family="text">
      <style:text-properties officeooo:rsid="0015fb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GoBack"/><text:span text:style-name="T1">Legislation Affecting the Use of IT Worksheet</text:span><text:bookmark-end text:name="_GoBack"/><text:span text:style-name="T2"><text:line-break/><text:line-break/>Instructions: Fill in the blanks with the appropriate words related to the legislation affecting the use of IT. Choose the correct option for multiple choice questions. Answer the short essay questions with brief yet comprehensive responses.</text:span></text:p>
      <text:p text:style-name="P2"><text:span text:style-name="T2"><text:line-break/>1. The </text:span><text:span text:style-name="T3">Computer Misuse</text:span><text:span text:style-name="T2"> Act aims to protect computer users against unauthorized access, modification, or misuse of computer systems and data.</text:span></text:p>
      <text:p text:style-name="P2"><text:span text:style-name="T2"><text:line-break/>2. The </text:span><text:span text:style-name="T4">Intellectual Property</text:span><text:span text:style-name="T2"> Act provides legal protection for original creations of the mind, such as inventions, literary and artistic works, designs, symbols, and names.</text:span></text:p>
      <text:p text:style-name="P2"><text:span text:style-name="T2"><text:line-break/>3. The </text:span><text:span text:style-name="T4">Data Protection</text:span><text:span text:style-name="T2"> Act regulates the processing of personal data and ensures individuals' privacy and protection of their personal information.</text:span></text:p>
      <text:p text:style-name="P2"><text:span text:style-name="T2"><text:line-break/>4. The </text:span><text:span text:style-name="T4">Health and Safety</text:span><text:span text:style-name="T2"> Act sets out the legal responsibilities of employers and employees to maintain health and safety in the workplace, including when using IT equipment.</text:span></text:p>
      <text:p text:style-name="P1"><text:span text:style-name="T2"><text:line-break/>Multiple Choice:</text:span></text:p>
      <text:p text:style-name="P1"><text:span text:style-name="T2"><text:line-break/>5. Which act aims to prevent unauthorized access to computer systems?<text:line-break/>a) </text:span><text:span text:style-name="T5">Computer Misuse Act</text:span><text:span text:style-name="T2"><text:line-break/>b) Intellectual Property Act<text:line-break/>c) Data Protection Act<text:line-break/>d) Health and Safety Act</text:span></text:p>
      <text:p text:style-name="P1"><text:span text:style-name="T2"><text:line-break/>6. Which act provides legal protection for intellectual creations?<text:line-break/>a) </text:span><text:span text:style-name="T6">Computer Misuse Act<text:line-break/></text:span><text:span text:style-name="T2">b) </text:span><text:span text:style-name="T5">Intellectual Property Act<text:line-break/></text:span><text:span text:style-name="T2">c) Data Protection Act<text:line-break/>d) Health and Safety Act</text:span></text:p>
      <text:p text:style-name="P1"><text:span text:style-name="T2"><text:line-break/>7. Which act ensures the privacy and protection of personal data?<text:line-break/>a) </text:span><text:span text:style-name="T6">Computer Misuse Act<text:line-break/></text:span><text:span text:style-name="T2">b) Intellectual Property Act<text:line-break/>c) </text:span><text:span text:style-name="T5">Data Protection Act<text:line-break/></text:span><text:span text:style-name="T2">d) Health and Safety Act</text:span></text:p>
      <text:p text:style-name="P1"><text:span text:style-name="T2"><text:line-break/>8. Which act regulates health and safety in the workplace?<text:line-break/>a) </text:span><text:span text:style-name="T6">Computer Misuse Act</text:span><text:span text:style-name="T2"><text:line-break/>b) Intellectual Property Act<text:line-break/>c) Data Protection Act<text:line-break/>d) </text:span><text:span text:style-name="T5">Health and Safety Act</text:span></text:p>
      <text:p text:style-name="P3"/>
      <text:p text:style-name="P4"><text:soft-page-break/><text:line-break/>Short Essay Questions:<text:line-break/>9. Explain the main provisions of the Computer Misuse Act.</text:p>
      <text:p text:style-name="P5">The Computer Misuse Act criminalises unauthorised access to computer material (hacking), unauthorised access with the intent to commit further offences. It also criminalises the creation and distribution of malicious software (malware)</text:p>
      <text:p text:style-name="P5"/>
      <text:p text:style-name="P4">10. Discuss the importance of intellectual property rights and the role of the Intellectual Property Act in protecting such rights.</text:p>
      <text:p text:style-name="P5">Intellectual property rights are crucial to encourage innovation and creativity. The Intellectual Property Act provides legal protection for original creators, including inventions, library and artistic works, designs, symbols, and names. It grants creators exclusive rights over the creations and allows them to control and benefit from their intellectual property</text:p>
      <text:p text:style-name="P6"/>
      <text:p text:style-name="P6"/>
      <text:p text:style-name="P7">Having the right type of intellectual property protection helps you to stop people stealing or copying:</text:p>
      <text:list text:style-name="L1">
        <text:list-item>
          <text:p text:style-name="P8">The names of your products or brands</text:p>
        </text:list-item>
        <text:list-item>
          <text:p text:style-name="P8">Your inventions</text:p>
        </text:list-item>
        <text:list-item>
          <text:p text:style-name="P8">The design or look of your products</text:p>
        </text:list-item>
        <text:list-item>
          <text:p text:style-name="P8">Things you write</text:p>
        </text:list-item>
        <text:list-item>
          <text:p text:style-name="P8">Make or produce</text:p>
        </text:list-item>
      </text:list>
      <text:p text:style-name="P7"/>
      <text:p text:style-name="P9">Intellectual Property Act questions:</text:p>
      <text:list xml:id="list2726023188" text:style-name="L2">
        <text:list-item>
          <text:p text:style-name="P10">What does the Intellectual Property Act cover?</text:p>
        </text:list-item>
      </text:list>
      <text:list text:style-name="L3">
        <text:list-item>
          <text:list>
            <text:list-item>
              <text:p text:style-name="P11">The names of your products or brands</text:p>
            </text:list-item>
            <text:list-item>
              <text:p text:style-name="P11">Your inventions</text:p>
            </text:list-item>
            <text:list-item>
              <text:p text:style-name="P11">The design or look of your products</text:p>
            </text:list-item>
            <text:list-item>
              <text:p text:style-name="P11">Things you write, make, or produce</text:p>
            </text:list-item>
          </text:list>
        </text:list-item>
      </text:list>
      <text:list xml:id="list120600568801785" text:continue-list="list2726023188" text:style-name="L2">
        <text:list-item>
          <text:p text:style-name="P10">What can businesses protect using this act?</text:p>
        </text:list-item>
      </text:list>
      <text:list text:style-name="L4">
        <text:list-item>
          <text:list>
            <text:list-item>
              <text:p text:style-name="P12">The names of your products or brands</text:p>
            </text:list-item>
            <text:list-item>
              <text:p text:style-name="P12">Your inventions</text:p>
            </text:list-item>
            <text:list-item>
              <text:p text:style-name="P12">The design or look of your products</text:p>
            </text:list-item>
            <text:list-item>
              <text:p text:style-name="P12">Things you write, make, or produce</text:p>
            </text:list-item>
          </text:list>
        </text:list-item>
      </text:list>
      <text:list text:continue-list="list120600568801785" text:style-name="L2">
        <text:list-item>
          <text:p text:style-name="P10">Why do you think it is important to use the Intellectual Property Act?</text:p>
        </text:list-item>
      </text:list>
      <text:list text:style-name="L5">
        <text:list-item>
          <text:list>
            <text:list-item>
              <text:p text:style-name="P13">I think it is important to use the Intellectual Property Act because it provides protection<text:span text:style-name="T7">s</text:span> for products, brands, written material, and other creative work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evey</meta:initial-creator>
    <meta:editing-cycles>14</meta:editing-cycles>
    <meta:creation-date>2024-09-24T12:27:00</meta:creation-date>
    <dc:date>2025-09-11T12:05:59.969224323</dc:date>
    <meta:editing-duration>PT1H3M46S</meta:editing-duration>
    <meta:generator>LibreOffice/25.2.5.2$Linux_X86_64 LibreOffice_project/fb4792146257752f54eab576deb869869b108571</meta:generator>
    <meta:document-statistic meta:table-count="0" meta:image-count="0" meta:object-count="0" meta:page-count="2" meta:paragraph-count="33" meta:word-count="516" meta:character-count="3249" meta:non-whitespace-character-count="2772"/>
    <meta:user-defined meta:name="AppVersion">16.0000</meta:user-defined>
    <meta:user-defined meta:name="Company">Newcastle and Stafford Colleges Group</meta:user-defined>
    <meta:user-defined meta:name="ContentTypeId">0x010100F5A264E4FF15FD45AC90F46FE298706D</meta:user-defined>
    <meta:template xlink:type="simple" xlink:actuate="onRequest" xlink:title="Normal" xlink:href=""/>
  </office:meta>
</office:document-meta>
</file>